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15424CE28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5" style:family="text">
      <style:text-properties fo:font-size="30pt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color="#c9211e" loext:opacity="100%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size="30pt" fo:font-style="normal" fo:font-weight="normal" fo:background-color="#ffff00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 Slid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Just a sample of test slid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Sample Slide 1</text:span></text:p>
          </draw:text-box>
        </draw:frame>
        <draw:frame presentation:style-name="pr4" draw:text-style-name="P3" draw:layer="layout" svg:width="9.395cm" svg:height="10.795cm" svg:x="1.4cm" svg:y="3.81cm" presentation:class="outline" presentation:user-transformed="true">
          <draw:text-box>
            <text:list text:style-name="L2">
              <text:list-header>
                <text:p text:style-name="P3"><text:span text:style-name="T2">This is a sample multiline text. Try to render it properly. Here they are some styles: </text:span><text:span text:style-name="T3">Bold, </text:span><text:span text:style-name="T4">Italic, </text:span><text:span text:style-name="T5">Underline, </text:span><text:span text:style-name="T6">Red,</text:span><text:span text:style-name="T4"> </text:span><text:span text:style-name="T7">Highlight.</text:span></text:p>
              </text:list-header>
            </text:list>
          </draw:text-box>
        </draw:frame>
        <draw:frame draw:style-name="gr2" draw:text-style-name="P4" draw:layer="layout" svg:width="13.546cm" svg:height="8.847cm" svg:x="12.7cm" svg:y="4.445cm">
          <draw:image xlink:href="Pictures/100000000000064000000415424CE28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9T14:29:15.741456155</meta:creation-date>
    <dc:date>2026-04-29T21:02:48.183298657</dc:date>
    <meta:editing-duration>PT5M50S</meta:editing-duration>
    <meta:editing-cycles>2</meta:editing-cycles>
    <meta:generator>LibreOffice/24.2.7.2$Linux_X86_64 LibreOffice_project/420$Build-2</meta:generator>
    <meta:document-statistic meta:object-count="30"/>
  </office:meta>
</office:document-meta>
</file>